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4.jp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family="graphic" style:name="a12">
      <style:graphic-properties draw:fill="none" draw:stroke="solid" svg:stroke-width="0.02778in" svg:stroke-color="#4bacc6" svg:stroke-opacity="100%" draw:shadow="visible" draw:shadow-offset-x="0in" draw:shadow-offset-y="0.02187in" draw:shadow-color="#000000" draw:shadow-opacity="38%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2778in solid #4bacc6" fo:background-color="#ffffff" draw:opacity="100%" fo:clip="rect(0in 0in 0in 0in)"/>
    </style:style>
    <style:style style:family="graphic" style:name="a2" style:parent-style-name="Graphics">
      <style:graphic-properties fo:border="0.02778in solid #4bacc6" fo:background-color="#ffffff" draw:opacity="100%" fo:clip="rect(0in 0in 0in 0in)"/>
    </style:style>
    <style:style style:family="graphic" style:name="a3" style:parent-style-name="Graphics">
      <style:graphic-properties fo:border="0.02778in solid #4bacc6" fo:background-color="#ffffff" draw:opacity="100%"/>
    </style:style>
    <style:style style:family="graphic" style:name="a4" style:parent-style-name="Graphics">
      <style:graphic-properties fo:border="0.02778in solid #4bacc6" fo:background-color="#ffffff" draw:opacity="100%" fo:clip="rect(0in 0in 0in 0in)"/>
    </style:style>
    <style:style style:family="graphic" style:name="a5" style:parent-style-name="Graphics">
      <style:graphic-properties fo:border="0.02778in solid #4bacc6" fo:background-color="#ffffff" draw:opacity="100%"/>
    </style:style>
    <style:style style:family="graphic" style:name="a6" style:parent-style-name="Graphics">
      <style:graphic-properties fo:border="0.02778in solid #4bacc6" fo:background-color="#ffffff" draw:opacity="100%"/>
    </style:style>
    <style:style style:family="graphic" style:name="a7">
      <style:graphic-properties draw:fill="none" draw:stroke="solid" svg:stroke-width="0.02778in" svg:stroke-color="#4bacc6" svg:stroke-opacity="100%" draw:shadow="visible" draw:shadow-offset-x="0in" draw:shadow-offset-y="0.02187in" draw:shadow-color="#000000" draw:shadow-opacity="38%"/>
    </style:style>
    <style:style style:family="graphic" style:name="a8">
      <style:graphic-properties draw:fill="none" draw:stroke="solid" svg:stroke-width="0.02778in" svg:stroke-color="#4bacc6" svg:stroke-opacity="100%" draw:shadow="visible" draw:shadow-offset-x="0in" draw:shadow-offset-y="0.02187in" draw:shadow-color="#000000" draw:shadow-opacity="38%"/>
    </style:style>
    <style:style style:family="graphic" style:name="a9">
      <style:graphic-properties draw:fill="none" draw:stroke="solid" svg:stroke-width="0.02778in" svg:stroke-color="#4bacc6" svg:stroke-opacity="100%" draw:shadow="visible" draw:shadow-offset-x="0in" draw:shadow-offset-y="0.02187in" draw:shadow-color="#000000" draw:shadow-opacity="38%"/>
    </style:style>
    <style:style style:family="graphic" style:name="a10">
      <style:graphic-properties draw:fill="none" draw:stroke="solid" svg:stroke-width="0.02778in" svg:stroke-color="#4bacc6" svg:stroke-opacity="100%" draw:shadow="visible" draw:shadow-offset-x="0in" draw:shadow-offset-y="0.02187in" draw:shadow-color="#000000" draw:shadow-opacity="38%"/>
    </style:style>
    <style:style style:family="graphic" style:name="a11">
      <style:graphic-properties draw:fill="none" draw:stroke="solid" svg:stroke-width="0.02778in" svg:stroke-color="#4bacc6" svg:stroke-opacity="100%" draw:shadow="visible" draw:shadow-offset-x="0in" draw:shadow-offset-y="0.02187in" draw:shadow-color="#000000" draw:shadow-opacity="38%"/>
    </style:style>
  </office:automatic-styles>
  <office:body>
    <office:text text:use-soft-page-breaks="true">
      <text:p text:style-name="P1"><text:span text:style-name="T2"><draw:g draw:z-index="251681792" draw:name="Group 3" draw:id="id15" draw:style-name="a13" text:anchor-type="paragraph"><svg:title/><svg:desc/><draw:frame draw:id="id0" draw:style-name="a0" draw:name="Imagen 1" svg:x="2.45075in" svg:y="3.79197in" svg:width="1.424in" svg:height="2.136in" style:rel-width="scale" style:rel-height="scale"><draw:image xlink:href="media/image1.gif" xlink:type="simple" xlink:show="embed" xlink:actuate="onLoad"/><svg:title/><svg:desc>http://zone.ni.com/images/reference/en-XX/help/372962A-01/nxtbluetoothsymbol.gif</svg:desc></draw:frame><draw:g draw:name="10 Grupo" draw:id="id5"><svg:title/><svg:desc/><draw:frame draw:id="id1" draw:style-name="a1" draw:name="Imagen 2" svg:x="3.40268in" svg:y="7.33597in" svg:width="1.12797in" svg:height="1.14339in" style:rel-width="scale" style:rel-height="scale"><draw:image xlink:href="media/image2.jpeg" xlink:type="simple" xlink:show="embed" xlink:actuate="onLoad"/><svg:title/><svg:desc>http://t0.gstatic.com/images?q=tbn:ANd9GcTerAXm4jpKblDYVv2aELKk9Rtbs8E7W4WS8b8HLg1m1OxlEwi0NA</svg:desc></draw:frame><draw:frame draw:id="id2" draw:style-name="a2" draw:name="Imagen 5" svg:x="4.97864in" svg:y="7.34397in" svg:width="1.14397in" svg:height="1.14339in" style:rel-width="scale" style:rel-height="scale"><draw:image xlink:href="media/image3.jpeg" xlink:type="simple" xlink:show="embed" xlink:actuate="onLoad"/><svg:title/><svg:desc>http://t3.gstatic.com/images?q=tbn:ANd9GcTRF8MeG7l4V56kxWroDX4Tqbg4vwkaMLVqM3CEXpbUEat4hv4dDA</svg:desc></draw:frame><draw:frame draw:id="id3" draw:style-name="a3" draw:name="0 Imagen" svg:x="1.81071in" svg:y="7.33597in" svg:width="1.14397in" svg:height="1.15139in" style:rel-width="scale" style:rel-height="scale"><draw:image xlink:href="media/image4.jpg" xlink:type="simple" xlink:show="embed" xlink:actuate="onLoad"/><svg:title/><svg:desc/></draw:frame><draw:frame draw:id="id4" draw:style-name="a4" draw:name="Imagen 7" svg:x="0.24275in" svg:y="7.34397in" svg:width="1.14397in" svg:height="1.14339in" style:rel-width="scale" style:rel-height="scale"><draw:image xlink:href="media/image3.jpeg" xlink:type="simple" xlink:show="embed" xlink:actuate="onLoad"/><svg:title/><svg:desc>http://t3.gstatic.com/images?q=tbn:ANd9GcTRF8MeG7l4V56kxWroDX4Tqbg4vwkaMLVqM3CEXpbUEat4hv4dDA</svg:desc></draw:frame></draw:g><draw:g draw:name="13 Grupo" draw:id="id8"><svg:title/><svg:desc/><draw:frame draw:id="id6" draw:style-name="a5" draw:name="0 Imagen" svg:x="3.8023in" svg:y="1.44797in" svg:width="1.14382in" svg:height="1.14375in" style:rel-width="scale" style:rel-height="scale"><draw:image xlink:href="media/image5.jpg" xlink:type="simple" xlink:show="embed" xlink:actuate="onLoad"/><svg:title/><svg:desc/></draw:frame><draw:frame draw:id="id7" draw:style-name="a6" draw:name="0 Imagen" svg:x="0.97875in" svg:y="1.44797in" svg:width="1.14382in" svg:height="1.14375in" style:rel-width="scale" style:rel-height="scale"><draw:image xlink:href="media/image5.jpg" xlink:type="simple" xlink:show="embed" xlink:actuate="onLoad"/><svg:title/><svg:desc/></draw:frame></draw:g><draw:connector draw:type="standard" svg:x1="2.7326in" svg:y1="2.62397in" svg:x2="1.53075in" svg:y2="3.75813in" draw:id="id9" draw:style-name="a7" draw:transform="translate(-2.13167in -3.19105in) rotate(-4.71239) translate(2.13167in 3.19105in)" draw:name="14 Conector angular"><svg:title/><svg:desc/></draw:connector><draw:connector draw:type="standard" svg:x1="3.23475in" svg:y1="2.67197in" svg:x2="4.43471in" svg:y2="3.71227in" draw:id="id10" draw:style-name="a8" draw:transform="translate(-3.83473in -3.19212in) rotate(-1.5708) translate(3.83473in 3.19212in)" draw:name="15 Conector angular"><svg:title/><svg:desc/></draw:connector><draw:connector draw:type="standard" svg:x1="3.61875in" svg:y1="5.92797in" svg:x2="5.56875in" svg:y2="7.337in" draw:id="id11" draw:style-name="a9" draw:name="16 Conector angular"><svg:title/><svg:desc/></draw:connector><draw:connector draw:type="standard" svg:x1="0.77875in" svg:y1="7.305in" svg:x2="2.69875in" svg:y2="5.91997in" draw:id="id12" draw:style-name="a10" draw:transform="translate(-1.73875in -6.61249in) rotate(-3.14159) translate(1.73875in 6.61249in)" draw:name="17 Conector angular"><svg:title/><svg:desc/></draw:connector><draw:connector draw:type="standard" svg:x1="1.98675in" svg:y1="6.28797in" svg:x2="3.39111in" svg:y2="6.91158in" draw:id="id13" draw:style-name="a11" draw:transform="translate(-2.68893in -6.59978in) rotate(-1.5708) translate(2.68893in 6.59978in)" draw:name="18 Conector angular"><svg:title/><svg:desc/></draw:connector><draw:connector draw:type="standard" svg:x1="4.37703in" svg:y1="6.29597in" svg:x2="2.93875in" svg:y2="6.93808in" draw:id="id14" draw:style-name="a12" draw:transform="translate(-3.65789in -6.61703in) rotate(-4.71239) translate(3.65789in 6.61703in)" draw:name="19 Conector angular"><svg:title/><svg:desc/></draw:connector></draw:g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uno</meta:initial-creator>
    <dc:creator>Bruno</dc:creator>
    <meta:creation-date>2012-01-27T22:35:00Z</meta:creation-date>
    <dc:date>2012-01-27T22:35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